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cm"/>
    </style:style>
    <style:style style:name="co2" style:family="table-column">
      <style:table-column-properties fo:break-before="auto" style:column-width="9.804cm"/>
    </style:style>
    <style:style style:name="co3" style:family="table-column">
      <style:table-column-properties fo:break-before="auto" style:column-width="3.05cm"/>
    </style:style>
    <style:style style:name="co4" style:family="table-column">
      <style:table-column-properties fo:break-before="auto" style:column-width="3.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table:style-name="Default" office:value-type="string" calcext:value-type="string">
            <text:p>Sentence</text:p>
          </table:table-cell>
          <table:table-cell office:value-type="string" calcext:value-type="string">
            <text:p>Idiom contained</text:p>
          </table:table-cell>
          <table:table-cell office:value-type="string" calcext:value-type="string">
            <text:p>Idiom collection</text:p>
          </table:table-cell>
          <table:table-cell office:value-type="string" calcext:value-type="string">
            <text:p>Number contained</text:p>
          </table:table-cell>
        </table:table-row>
        <table:table-row table:style-name="ro2">
          <table:table-cell office:value-type="string" calcext:value-type="string">
            <text:p>But it'll perhaps rain cats and dogs to-morrow, as it did yesterday, and then you can't go.</text:p>
          </table:table-cell>
          <table:table-cell table:number-columns-repeated="2" office:value-type="string" calcext:value-type="string">
            <text:p>rain cats and dogs</text:p>
          </table:table-cell>
          <table:table-cell table:style-name="ce2" table:formula="of:=COUNTIF([.B$1:.B$1048576];&quot;rain cats and dogs&quot;)" office:value-type="float" office:value="100" calcext:value-type="float">
            <text:p>100</text:p>
          </table:table-cell>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wish it would rain cats and dogs now.</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ur folk-lore used to teach us that, according to the number of times the paw went beyond the cat's ear, so would the amount of rain be; while if pussy managed to reach the nape of her neck there would be very much rain, "cats and dogs" in fac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By no manner of means, Miss Kathleen; it rains cats, dogs, and dairy maids; but it will rain twice harder before it quenches my love for you, if you'll believe 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have seen it rain cats, dogs, and pitchforks, but I never saw it rain de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bout a mile straight in the teeth of the wind, and it is raining cats, dogs, marlin-spikes and copper sheathing.</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 rains cats and dogs, by Jo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arry hoped in his heart that it might rain cats, dogs and pitchforks, and was near saying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ent on raining cats and dogs all that day, together with watering-carts and hydraulic machine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hope it will rain cats, dogs, and cures for the next four days, and wash away all this confounded s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if it were raining cats, dogs, and pitchforks, I should go through it all for the sake of the interview that is just pas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 but I mustn't say that, or there'll be no getting you to stay.</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t rains cats and dogs, and the stormy north-west wind in some parts of England is the "cat's nos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me large, heavy drops plashed on the roof, and it wa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and the wind is howling as though all the cats and dogs had gone to fight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noticed a gentleman coming post haste from his country house, about a few hundred years from the canal, with an umbrella - for it was raining "cats and dogs" at the ti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from the clouds, when it rains cats and dogs, you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hy there was not a day, if it did not rain cats, dogs, and slugs, arter you first went to furriu parts, as she did not come to look at and water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May it rain cats, dogs, pitchfork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raining cats, dogs, and pitchfork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young clerk remarked to his superior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ight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know sir John will go, though he was sure it would rain cats and dogs: but pray stay, sir John; you'll be time enough to go to bed by candleligh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 as some loose genius has discovered to describe it — when Parson Short, drenched and almost sodden to the bone, rode up the lane from the village to his ho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i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a "watery moon," I have reason to think; for when I awoke the next morning, much battered with visionary conflicts with the doll, I found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s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knew I was going out tomorrow, and you thought to prevent my doing so: but you won't - you won't; for I'll go out - if it should rain cats, dogs, and pitchforks with the points downward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it doesn't rain cats and dogs sometimes," says Hattie, "how do the Skye-terriers get here? That's what I want to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e never would take compassion on a woman so far as to let her ride inside, though it should rain cats, dogs, and hedgeh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must stay, ” grumbled the man, “if it rain cats and dogs, till I can get at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o it was not cats and dogs that it was raining, after all!</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oon it was raining cats and dogs; and, strange to relate, the tent became full of little frogs, jumping all over us, and climbing up the sides of the canva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and it did not look at all like stopping.</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as raining cats and dogs, and hunting would have been next to impossibl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can put up even with rain, provided that it rains cats and dogs; but something of the sort I must ha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you wish to keep your health, let it rain cats and dogs, or blow high and low, never miss a good walk or a run of an hour or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On reaching the end of the street, I found it was raining cats and dogs - a regular flood.</text:p>
          </table:table-cell>
          <table:table-cell office:value-type="string" calcext:value-type="string">
            <text:p>rain cats and dogs</text:p>
          </table:table-cell>
          <table:table-cell table:number-columns-repeated="2"/>
        </table:table-row>
        <table:table-row table:style-name="ro1">
          <table:table-cell office:value-type="string" calcext:value-type="string">
            <text:p>No wonder, Miss Fatima, when it rains cats and dogs like it does now.</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can't stir, it'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though it should rain cats and dogs elsewhere, the glass you look in always points to "fai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s raining cats and dogs!" I said.</text:p>
          </table:table-cell>
          <table:table-cell office:value-type="string" calcext:value-type="string">
            <text:p>rain cats and dogs</text:p>
          </table:table-cell>
          <table:table-cell table:number-columns-repeated="2"/>
        </table:table-row>
        <table:table-row table:style-name="ro5">
          <table:table-cell office:value-type="string" calcext:value-type="string">
            <text:p>But though we in this nineteenth century, are in the habit occasionally of using the homely phrase, “It rains cats and dogs” we are afraid that if a shower of much less important animals were to take place, may of us not with standing our increased intelligence, would look upon the phenomenon with feelings not very different from those of our ancestor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are right, old fellow;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You good folks in England apostrophize the bad weather because you are detained at home, now in such a case we have no such cause of complaint; as, should it rain cats and dogs, or rats and mice into the bargain, we have no right to suppose it will keep the French at hom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 very small joke goes a long way at the covert-side in Ireland, even when it i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sure en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But it "rains cats and dogs," and you're fairly wet thr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Agreed, especially as it is about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ell an' good - while we wor goin' through the fields, it biggun to rain cats an' dogs upon us, an' we got under a big black thorn hedge for shelte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once heard my master say something about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morning looked very “dirty,” as the sailors say; and we had not gone more than four miles when it came on to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hould it rain cats and dogs I'll not stay in this spo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never saw such pelting in your life; no, not even when St. Swithin took it into her watery head to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ustn"t rain cats and dogs—that"s as bad as no rain at all.</text:p>
          </table:table-cell>
          <table:table-cell office:value-type="string" calcext:value-type="string">
            <text:p>rain cats and dogs</text:p>
          </table:table-cell>
          <table:table-cell table:number-columns-repeated="2"/>
        </table:table-row>
        <table:table-row table:style-name="ro3">
          <table:table-cell office:value-type="string" calcext:value-type="string">
            <text:p>While I was yet standing in the street, and making the remarkable discovery that I was wet through, and rather thinking that it must have been raining cats and dogs ever since I had been out, some one came and laid his hand upon my shoulder, and, looking up, I saw Erne Hillya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 drove him in my keb all the way down here, and it’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ear me, here's a situation we are in, why it'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when we left, and continued to do so (with an occasional variation of "kittens and puppies," and a rare interlude of drizzle) all night.</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is is the usual friendly salutation when it is raining what the Scots denominate an even-down-pour, what the Americans call stoning rain, what the Cornish very expressively term lashing, and what is vulgarly denominated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was beginning to rain cats and dogs </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ea, of a surety, the white could make it rain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go outside - <text:s/>it is raining cats and dogs - you take off your coat and your hat and <text:s/>you walk through the rain, and after several hours come back to me.</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n Monday morning when it was raining "cats and dogs" and there were no telephones in service, the job of repairing so vast an electrical distribution system with such a small crew seemed quite as impossible as was David's fight with Goliath.</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notion is embodied in the current expression that "it is raining cats and dogs, and old women."</text:p>
          </table:table-cell>
          <table:table-cell office:value-type="string" calcext:value-type="string">
            <text:p>rain cats and dogs</text:p>
          </table:table-cell>
          <table:table-cell table:number-columns-repeated="2"/>
        </table:table-row>
        <table:table-row table:style-name="ro1">
          <table:table-cell office:value-type="string" calcext:value-type="string">
            <text:p>Can't you see that it is raining cats and dogs outsid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never saw it rain cats and dogs , but if it ever did or could rain cats and dogs , I am sure it would have done it then.</text:p>
          </table:table-cell>
          <table:table-cell office:value-type="string" calcext:value-type="string">
            <text:p>rain cats and dogs</text:p>
          </table:table-cell>
          <table:table-cell table:number-columns-repeated="2"/>
        </table:table-row>
        <table:table-row table:style-name="ro2">
          <table:table-cell office:value-type="string" calcext:value-type="string">
            <text:p>Down the elevator to further disappointment - raining cats and dogs, coming down in bucket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es, it’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don't mean it's really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with no sign of a let up for some time.</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was reduced to bitter tears because we couldn't go to the Zoo with my father, who announced to a discomfited band that "it was pour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How it doth fare with a man on whom evil fortune doth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it raining cats and dogs - a furious rain.</text:p>
          </table:table-cell>
          <table:table-cell office:value-type="string" calcext:value-type="string">
            <text:p>rain cats and dogs</text:p>
          </table:table-cell>
          <table:table-cell table:number-columns-repeated="2"/>
        </table:table-row>
        <table:table-row table:style-name="ro2">
          <table:table-cell office:value-type="string" calcext:value-type="string">
            <text:p>Every time I make a landing it seems to pour cats and dogs and I have to get my cameras rebuil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poured cats and dogs all night and after a while our bags began to take in a bit of wat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re is a thunderstorm on and its pouring cats and dogs upon our Army, so possibly Fritz will stay at home tonight </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ould have been lovely if it hadn’t happened to pour cats and dogs in the morning, and we all had to sit about on mats, which, of course, entirely destroyed the woodland glade feel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he did not like the idea of taking her first ride on the back of a donkey or any other four-footed animal, up a mountain trail; and hoped it would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ll hold off till the last minute and then pour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ill pour cats and dogs in the morning,” he said to himself, and then he laughed.</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he said she was going to walk, and it's going to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Let it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ed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Looks's if it'd pour down cats and dogs any minut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Either some unlooked for commotion will put a stop to it in a different manner, or it will ‘pour cats and dogs' within three days at most.</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e poor old fellow between pain and terror (for the extraordinary attack seemed to him supernatural) was quite dazed; for although the heavens occasionally pour cats and dogs, the clouds have not as yet been known to discharge brandy bottle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going to pour cats and dogs soon.</text:p>
          </table:table-cell>
          <table:table-cell office:value-type="string" calcext:value-type="string">
            <text:p>rain cats and dogs</text:p>
          </table:table-cell>
          <table:table-cell table:number-columns-repeated="2"/>
        </table:table-row>
        <table:table-row table:style-name="ro3">
          <table:table-cell office:value-type="string" calcext:value-type="string">
            <text:p>It was generally raining or foggy or blowing great guns from the nor'-nor' est, and if it happened to be fine to-day that only made it all te more probably that it would pour cats and dogs tomorrow morning after breakfast just when you wanted to go ou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ll prowl in these parts every day, when it doesn't pour cats and dogs," Thornly explained.</text:p>
          </table:table-cell>
          <table:table-cell office:value-type="string" calcext:value-type="string">
            <text:p>rain cats and dogs</text:p>
          </table:table-cell>
          <table:table-cell table:number-columns-repeated="2"/>
        </table:table-row>
        <table:table-row table:style-name="ro3">
          <table:table-cell office:value-type="string" calcext:value-type="string">
            <text:p>But it came ter blow, an’ ter pour cats and dogs, an’ I was nigh washed out o’ the buggy, besides losin’ my way and gettin’ inter ditches and puddles, and I hed to stop at Staples’ Half-Way House and put up for the nigh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Charley," quoth he, "it's come on to pour cats and dogs, and I promised Dynevor to go out with him after colleg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going to pour cats and dogs in a minut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going to pour cats and dogs again, by the look of the sky.”</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awoke in the night, and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hen you will go, I suppose, if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Mr. Arden declared at breakfast that Lizzie and Jonnie's tongues pattered as fast as the rain, and everybody had a good laugh at Tiny, who came down from the nursery reporting that Emma said it was raining cats and dogs, and might she please have one puppy?</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n England, when we talk of its "raining cats and dogs," we may pretend to ourselves that we mean nothing more than that the tempest rages with the noise and fury of cats and dogs fighting.</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the man had turned to his cats and dogs and dead things, whose beauty was not marred by human faults and falseness.</text:p>
          </table:table-cell>
          <table:table-cell office:value-type="string" calcext:value-type="string">
            <text:p>none</text:p>
          </table:table-cell>
          <table:table-cell table:number-columns-repeated="2"/>
        </table:table-row>
        <table:table-row table:style-name="ro1">
          <table:table-cell office:value-type="string" calcext:value-type="string">
            <text:p>Cats and dogs are bound to bring fleas into the household.</text:p>
          </table:table-cell>
          <table:table-cell office:value-type="string" calcext:value-type="string">
            <text:p>none</text:p>
          </table:table-cell>
          <table:table-cell table:number-columns-repeated="2"/>
        </table:table-row>
        <table:table-row table:style-name="ro2">
          <table:table-cell office:value-type="string" calcext:value-type="string">
            <text:p>Shanties will be elevated above the ground sufficiently to enable cats and dogs, the natural enemies of rats, to run beneath them.</text:p>
          </table:table-cell>
          <table:table-cell office:value-type="string" calcext:value-type="string">
            <text:p>none</text:p>
          </table:table-cell>
          <table:table-cell table:number-columns-repeated="2"/>
        </table:table-row>
        <table:table-row table:style-name="ro1">
          <table:table-cell office:value-type="string" calcext:value-type="string">
            <text:p>Keep the cats and dogs free by dusting into the hairs insect powder.</text:p>
          </table:table-cell>
          <table:table-cell office:value-type="string" calcext:value-type="string">
            <text:p>none</text:p>
          </table:table-cell>
          <table:table-cell table:number-columns-repeated="2"/>
        </table:table-row>
        <table:table-row table:style-name="ro1">
          <table:table-cell office:value-type="string" calcext:value-type="string">
            <text:p>Must be kept away from children, cats and dogs.</text:p>
          </table:table-cell>
          <table:table-cell office:value-type="string" calcext:value-type="string">
            <text:p>none</text:p>
          </table:table-cell>
          <table:table-cell table:number-columns-repeated="2"/>
        </table:table-row>
        <table:table-row table:style-name="ro2">
          <table:table-cell office:value-type="string" calcext:value-type="string">
            <text:p>Scotch fishermen declare that if the cat sneeze or licks <text:s/>her paws, rain will surely come.</text:p>
          </table:table-cell>
          <table:table-cell office:value-type="string" calcext:value-type="string">
            <text:p>none</text:p>
          </table:table-cell>
          <table:table-cell table:number-columns-repeated="2"/>
        </table:table-row>
        <table:table-row table:style-name="ro2">
          <table:table-cell office:value-type="string" calcext:value-type="string">
            <text:p>City fathers of Tenafly, N. J., woke up a few months ago to their lack of regulations governing cats and dogs as complaints began to pour in.</text:p>
          </table:table-cell>
          <table:table-cell office:value-type="string" calcext:value-type="string">
            <text:p>none</text:p>
          </table:table-cell>
          <table:table-cell table:number-columns-repeated="2"/>
        </table:table-row>
        <table:table-row table:style-name="ro4">
          <table:table-cell office:value-type="string" calcext:value-type="string">
            <text:p>Ah, true sisters of mercy, whom the world sneers at as “old maids," if you pour out on cats and dogs and parrots a little of the love which is yearning to spend itself on children of your own flesh and bloo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Dogs and cats feel lazy and drowsy at the approach of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y are also the easiest to keep – not excepting dogs and cat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f a cat lies on its head, it will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hen cats wash their ears more than usual, rain is at han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Others, like cats and dogs, walk on their toes, and are called digitigrada, from digitus a toe or finger, and grada footstep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ritis seldom exists by itself in cats and dogs, but the iris becomes involved in the inflammatory processes that are associated with distemper.</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am a little puppy, and I want to tell you about the first rain I ever saw.</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Freia-Holda, in the German tales, often appears surrounded by cats and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Suppose, now, in the council of cats and dogs called to consider what should be done with the eagle, the following colloquy has been ha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Should there be any difference in the treatment of cats and dogs?</text:p>
          </table:table-cell>
          <table:table-cell office:value-type="string" calcext:value-type="string">
            <text:p>none</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3">00/00/0000</text:date>, <text:time style:data-style-name="N2" text:time-value="18:45:12.8466301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02:55.229586882</meta:creation-date>
    <dc:date>2021-03-03T22:15:36.889784763</dc:date>
    <meta:editing-duration>P1DT3H25M37S</meta:editing-duration>
    <meta:editing-cycles>154</meta:editing-cycles>
    <meta:generator>LibreOffice/6.4.6.2$Linux_X86_64 LibreOffice_project/40$Build-2</meta:generator>
    <meta:document-statistic meta:table-count="1" meta:cell-count="242" meta:object-count="0"/>
  </office:meta>
</office:document-meta>
</file>